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erSample.registerAllExtensions( com . google . protobuf . Extens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erSample.assignDescriptors( com . google . protobuf . Descriptors . FileDescriptor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uterSample.Outer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erSample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